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automatic-styles/>
  <office:body>
    <office:text>
      <text:p/>
      <text:p>To jest pierwszy akapit z DOM Paragraph</text:p>
      <text:p>1. Pytanie od śniadanie</text:p>
      <text:p>a) dania</text:p>
      <text:p>b) obiady</text:p>
      <text:p>c) kolacje</text:p>
      <text:p>d) narracje</text:p>
      <text:p>2. Zjadłem zupę:</text:p>
      <text:p>a) żurek</text:p>
      <text:p>b) pomidorową</text:p>
      <text:p>c) toaletową</text:p>
      <text:p>d) cytrynową</text:p>
      <text:p>3. Popatrz na obrazkek:</text:p>
      <text:p>IMAGE-23434343423421.jpg</text:p>
      <text:p>a) to jest jabłko</text:p>
      <text:p>b) cebula</text:p>
      <text:p>c) nie mam zdania </text:p>
      <text:p>d) nie widzę</text:p>
    </office:tex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meta>
    <meta:generator>jOpenDocument/1.3</meta:generator>
  </office:meta>
</office:document-meta>
</file>